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itiative: Amadeo: 7</text:p>
      <text:p text:style-name="Standard"><text:tab/>Demons: 23</text:p>
      <text:p text:style-name="Standard"><text:tab/>Ciel: 8</text:p>
      <text:p text:style-name="Standard"><text:tab/>Georg: 13</text:p>
      <text:p text:style-name="Standard"/>
      <text:p text:style-name="Standard">HP: <text:s text:c="4"/>D1 -3!!</text:p>
      <text:p text:style-name="Standard"><text:tab/> D2 -30</text:p>
      <text:p text:style-name="Standard"><text:tab/>D3 -7</text:p>
      <text:p text:style-name="Standard"><text:tab/>Ciel 30</text:p>
      <text:p text:style-name="Standard"><text:tab/>Georg 46</text:p>
      <text:p text:style-name="Standard"><text:tab/>Amadeo 41</text:p>
      <text:p text:style-name="Standard"/>
      <text:p text:style-name="Standard"/>
      <text:p text:style-name="Standard">Round 1: Shadow Demons both use Deeper Darkness, dimming Amadeo's light. Demon 1 flies up 25 feet and diagonal 15 feet, near Georg. Demon 2 Does the same with Amadeo</text:p>
      <text:p text:style-name="Standard"><text:tab/>Georg: goes to donkey and grabs spear and shield, puts shield on back and moves towards torch-- Not afraid because of Amadeo's <text:span text:style-name="T1">Inspire Courage </text:span><text:span text:style-name="T2">paladin ability</text:span></text:p>
      <text:p text:style-name="Standard"><text:tab/>Ciel: Strides foreward, in front of torch- between Georg and Amadeo- and casts Luminous Armor, pushing back the darkness.</text:p>
      <text:p text:style-name="Standard"><text:tab/>Amadeo: casts Divine Guidance on Georg, giving him +3 attack and damage on the next attack, moves towards torch</text:p>
      <text:p text:style-name="Standard"/>
      <text:p text:style-name="Standard">Round 2:</text:p>
      <text:p text:style-name="Standard"><text:tab/>Shadow Demon 1 casts shadow conjuration-- conjures shadow wolf</text:p>
      <text:p text:style-name="Standard"><text:tab/>Demon 2 does the same</text:p>
      <text:p text:style-name="Standard"><text:tab/><text:tab/><text:tab/>Both fly above the light circle, in swirling patterns, causing a fear effect of DC 12. also knocking down tents</text:p>
      <text:p text:style-name="Standard"><text:tab/><text:tab/><text:tab/>Saves: Amadeo- immune</text:p>
      <text:p text:style-name="Standard"><text:tab/><text:tab/><text:tab/><text:tab/>Georg: 18</text:p>
      <text:p text:style-name="Standard"><text:tab/><text:tab/><text:tab/><text:tab/>Ciel: 28</text:p>
      <text:p text:style-name="Standard"><text:tab/><text:tab/><text:tab/><text:tab/>HAVE NO FEAR AHGHAHAGHGHAHGHGH</text:p>
      <text:p text:style-name="Standard"/>
      <text:p text:style-name="Standard"><text:tab/><text:tab/>The shadow wolves prowl in a circle around the light perimeter</text:p>
      <text:p text:style-name="Standard"><text:tab/></text:p>
      <text:p text:style-name="Standard"><text:tab/>Georg: readies an attack against the demons, if they come in range- stands ground</text:p>
      <text:p text:style-name="Standard"><text:tab/>Ciel: Draws sword, casts Mage Armor on Georg</text:p>
      <text:p text:style-name="Standard"><text:tab/>Amadeo: targets Demon 2 as corrupt, gets bonuses against it, readies an action against any wolves that enter range</text:p>
      <text:p text:style-name="Standard"><text:tab/></text:p>
      <text:p text:style-name="Standard">Round 3:</text:p>
      <text:p text:style-name="Standard"><text:tab/>Shadow Demon 1 swoops and makes a claw attack against Ciel</text:p>
      <text:p text:style-name="Standard"><text:tab/>Demon 2 swoops at Georg, triggering the readied attack, Georg deals 20, incorporeal cuts that down to 10. Demon slices, does 9 damage</text:p>
      <text:p text:style-name="Standard"><text:tab/>Both wolves attack Amadeo, one triggers action. Amadeo hits, does 19, kills one wolf. Other wolf makes full-attack for 2d4 1d6, deals 14 dmg. Wolf attempts a trip, Amadeo does not succumb</text:p>
      <text:p text:style-name="Standard"/>
      <text:p text:style-name="Standard"><text:tab/>Georg: full attack at demon! Attack 1: 19 with Amadeo's Divine Grace, hit for 22, Demon takes 11!</text:p>
      <text:p text:style-name="Standard"><text:tab/><text:tab/>Attack 2: 18, hit! For 17, Demon takes 8. TOTAL: 19!</text:p>
      <text:p text:style-name="Standard"><text:soft-page-break/><text:tab/>Ciel: Attacks Demon 1 and misses with a 12, ends turn</text:p>
      <text:p text:style-name="Standard"><text:tab/>Amadeo: attacks wolf, and hits. Kills wolf, readies attack if demon gets close</text:p>
      <text:p text:style-name="Standard"/>
      <text:p text:style-name="Standard">Round 4:</text:p>
      <text:p text:style-name="Standard"><text:tab/>Demon 1 swoops away, provoking AoO. Ciel misses, Demon swirls away and charges Amadeo from sky, and uses pounce to do full attack. Hits! Claw 1: 7 dmg Claw 2 9 dmg hit, Teeth miss. Total: 16 dmg to Amadeo</text:p>
      <text:p text:style-name="Standard"><text:tab/>Demon 2 swoops away, provoking AoO. AoO hits, deals 11 dmg, demon takes 5. Demon flies to a distance above you and calls down a shadow evocation of fireball on all three of you!</text:p>
      <text:p text:style-name="Standard"><text:tab/><text:tab/>Saves- Will- Amadeo succeeds, so he takes 20% dmg</text:p>
      <text:p text:style-name="Standard"><text:tab/><text:tab/><text:tab/><text:tab/>Ciel fails, takes full dmg</text:p>
      <text:p text:style-name="Standard"><text:tab/><text:tab/><text:tab/><text:tab/>Georg fails, takes full dmg</text:p>
      <text:p text:style-name="Standard"><text:tab/><text:tab/>Saves- Reflex- Amadeo forsakes save, casts Shield Other on Ciel, taking half of his dmg</text:p>
      <text:p text:style-name="Standard"><text:tab/><text:tab/><text:tab/><text:tab/>Ciel fail reflex, takes full dmg</text:p>
      <text:p text:style-name="Standard"><text:tab/><text:tab/><text:tab/><text:tab/>Georg fails, takes full dmg</text:p>
      <text:p text:style-name="Standard"><text:tab/><text:tab/>Illusionary fireball does 21 dmg!</text:p>
      <text:p text:style-name="Standard"><text:tab/><text:tab/><text:tab/>Amadeo takes 4 + 10 of Ciel's</text:p>
      <text:p text:style-name="Standard"><text:tab/><text:tab/><text:tab/>Ciel takes 10</text:p>
      <text:p text:style-name="Standard"><text:tab/><text:tab/><text:tab/>Georg takes 21</text:p>
      <text:p text:style-name="Standard"><text:tab/>Georg: Takes a potion of Cure Light Wounds, healing 11. Readies action against demon</text:p>
      <text:p text:style-name="Standard"><text:tab/>Ciel: casts True Strike, and readies an action against demons</text:p>
      <text:p text:style-name="Standard"><text:tab/>Amadeo: Attacks Demon 1! Power attacks with 18 while duel wielding sword, hits! 1d8+10+2d6+36! 57, Demon takes 28! Makes 2<text:span text:style-name="T3">nd</text:span> attack, with power attack 15 and smites evil!! Attk bonus: 14+5 from smite, 19 total. Hits with 33! Does 1d8+10+20+30 dmg!!!!! 66, demon takes 33! DEMON IS DESTROYED</text:p>
      <text:p text:style-name="Standard"/>
      <text:p text:style-name="Standard">Round 5: Demon 2 uses <text:span text:style-name="T1">SUMMON </text:span><text:span text:style-name="T2">to attempt to summon another Shadow Demon at a 50% chance!</text:span></text:p>
      <text:p text:style-name="Standard"><text:span text:style-name="T2"><text:tab/><text:tab/></text:span><text:span text:style-name="T1">ANOTHER DEMON IS SUMMONED!!!!! (</text:span><text:span text:style-name="T2">Demon 3) it is infront of Ciel. Demon 2 swirls around, using his fear ability, ends by Georg</text:span></text:p>
      <text:p text:style-name="Standard"><text:span text:style-name="T2"><text:tab/><text:tab/>Amadeo is immune, both Georg and Ciel succeed their will throws to defend against the fear.</text:span></text:p>
      <text:p text:style-name="Standard"><text:span text:style-name="T2"><text:tab/></text:span></text:p>
      <text:p text:style-name="Standard"><text:span text:style-name="T2"><text:tab/>Georg: makes intelligence check to see if Holy Water will do anything: succeeds. Throws holy water at Demon 2! </text:span><text:span text:style-name="T1">NATURAL 20! CRITICAL!!</text:span><text:span text:style-name="T2"> dmg is 4d8+10!!!! DMG is 23, </text:span><text:span text:style-name="T1">BYPASSES DR</text:span></text:p>
      <text:p text:style-name="P1">Demon 2 takes 23.</text:p>
      <text:p text:style-name="P1"><text:tab/>Ciel: casts ring of blades! Readies action</text:p>
      <text:p text:style-name="P1"><text:tab/>Amadeo: Moves behind torch, uses Lay on Hands for 15 on Georg!</text:p>
      <text:p text:style-name="P1"/>
      <text:p text:style-name="P1">Round 6</text:p>
      <text:p text:style-name="P1"><text:tab/>Demon 2: Shadow evocation! Lightning bolt at Amadeo! Amadeo makes will save and Reflex save, taking only 1/10<text:span text:style-name="T3">th</text:span> dmg! Takes 3 dmg. <text:s/>SWOOPS AWAY INTO THE DARKNESS!!!</text:p>
      <text:p text:style-name="P1"><text:tab/>Demon 3 CHARGES CIEL!!! Provokes readied action! Ciel powerattacks with 15! Attack bonus: 12! HITS WITH A 19! Does 1d10+4+2d6+30! D<text:span text:style-name="T1">OES 47 DAMAGE </text:span>Demon 3 takes 24!!!</text:p>
      <text:p text:style-name="P1"><text:tab/>Demon 3 does full attack: Claw 1: hit: dmg: 4</text:p>
      <text:p text:style-name="P1"><text:tab/><text:tab/><text:tab/><text:tab/><text:tab/>Claw 2: miss!</text:p>
      <text:p text:style-name="P1"><text:tab/><text:tab/><text:tab/><text:tab/><text:tab/>Teeth: miss!</text:p>
      <text:p text:style-name="P1"><text:tab/>DEMON TAKES 1d6+6 for ending in Ciel's blades! (5)</text:p>
      <text:p text:style-name="P1"><text:tab/>Georg: Readies action for demons in range!</text:p>
      <text:p text:style-name="P1"><text:tab/>Ciel: Attacks Demon 3! Misses with a 16</text:p>
      <text:p text:style-name="P1"><text:soft-page-break/><text:tab/>Amadeo: Casts Cure Moderate Wounds on Ciel for 15</text:p>
      <text:p text:style-name="P1"/>
      <text:p text:style-name="P1">Round 7:</text:p>
      <text:p text:style-name="P1"><text:tab/>Demon 2 teleports behind Amadeo and does full attack!</text:p>
      <text:p text:style-name="P1"><text:tab/><text:tab/>Claw 1: miss</text:p>
      <text:p text:style-name="P1"><text:tab/><text:tab/>Claw 2: Hit! For 7</text:p>
      <text:p text:style-name="P1"><text:tab/><text:tab/>Teeth: Hit! For 4</text:p>
      <text:p text:style-name="P1"><text:tab/>Demon 3 flies away from Ciel, provoking AoO, which misses, then teleports infront of Georg, provoking readied action! Readied action hits! 16, Demon takes 8</text:p>
      <text:p text:style-name="P1"/>
      <text:p text:style-name="P1"><text:tab/>Georg: FULL-ATTACK on Demon 3! Attack 1( Powerattack 1): Hit! 19, demon takes 10!</text:p>
      <text:p text:style-name="P1"><text:tab/><text:tab/><text:tab/><text:tab/><text:tab/><text:tab/><text:tab/>Attack 2: misses</text:p>
      <text:p text:style-name="P1"><text:tab/>Ciel: Turns and casts true strike on Georg!</text:p>
      <text:p text:style-name="P1"><text:tab/>Amadeo: attacks Demon 2! Smite! Powerattack 15! Attk bonus: 23. Hit! 1D8+10+20+30! 65! Demon 2 takes 32! Demon 2 Dies!</text:p>
      <text:p text:style-name="P1"><text:tab/></text:p>
      <text:p text:style-name="P1">Round 8: </text:p>
      <text:p text:style-name="P1"><text:tab/>Demon 3 Does full attack at Georg!</text:p>
      <text:p text:style-name="P1"><text:tab/><text:tab/>Claw 1: miss</text:p>
      <text:p text:style-name="P1"><text:tab/><text:tab/>Claw 2: Hit! For 8</text:p>
      <text:p text:style-name="P1"><text:tab/><text:tab/>Teeth: Hit! For 5</text:p>
      <text:p text:style-name="P1"><text:tab/><text:tab/><text:tab/>total: 13</text:p>
      <text:p text:style-name="P1"><text:tab/>Georg: FULL-ATTACK on Demon 3! Powerattack 10! Attk Bonus: 21! Hits with a 29! Dmg: 1d8+7+2d6+20! 37! Demon takes 19! DEMON 3 DEAD</text:p>
      <text:p text:style-name="P1"/>
      <text:p text:style-name="P1">Combat end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lan Roth</meta:initial-creator>
    <meta:creation-date>2015-08-16T15:38:51.68</meta:creation-date>
    <meta:document-statistic meta:table-count="0" meta:image-count="0" meta:object-count="0" meta:page-count="3" meta:paragraph-count="89" meta:word-count="900" meta:character-count="5130"/>
    <dc:date>2015-08-16T17:38:59.18</dc:date>
    <dc:creator>Nolan Roth</dc:creator>
    <meta:editing-duration>PT12M36S</meta:editing-duration>
    <meta:editing-cycles>1</meta:editing-cycles>
    <meta:generator>OpenOffice/4.1.1$Win32 OpenOffice.org_project/411m6$Build-9775</meta:generator>
  </office:meta>
</office:document-meta>
</file>